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ffcc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ccffcc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ccffcc" draw:fill="solid" draw:fill-color="#cccc99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6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color="#ff3333"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3333" fo:font-size="24pt" style:font-size-asian="24pt" style:font-size-complex="24pt"/>
    </style:style>
    <style:style style:name="T3" style:family="text">
      <style:text-properties fo:color="#ff00cc" fo:font-size="24pt" style:font-size-asian="24pt" style:font-size-complex="24pt"/>
    </style:style>
    <style:style style:name="T4" style:family="text">
      <style:text-properties fo:color="#0000cc" fo:font-size="24pt" style:font-size-asian="24pt" style:font-size-complex="24pt"/>
    </style:style>
    <style:style style:name="T5" style:family="text">
      <style:text-properties fo:color="#00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543cm" svg:height="25.527cm" svg:x="7.604cm" svg:y="2.524cm"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13cm" svg:height="21.463cm" svg:x="9.382cm" svg:y="5.6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812cm" svg:height="15.367cm" svg:x="11.668cm" svg:y="10.652cm">
          <text:p text:style-name="P1"><text:span text:style-name="T1">MainViewControll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54cm" svg:height="0.127cm" svg:x="27.416cm" svg:y="17.12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1.471cm" svg:height="1.195cm" svg:x="10.017cm" svg:y="4.302cm">
          <draw:text-box>
            <text:p text:style-name="P3"><text:span text:style-name="T2">NavigationController[</text:span><text:span text:style-name="T3">window</text:span><text:span text:style-name="T2">]</text:span></text:p>
          </draw:text-box>
        </draw:frame>
        <draw:frame draw:style-name="gr5" draw:text-style-name="P3" draw:layer="layout" svg:width="14.815cm" svg:height="1.195cm" svg:x="14.589cm" svg:y="11.668cm">
          <draw:text-box>
            <text:p text:style-name="P3"><text:span text:style-name="T2">NavigationController[</text:span><text:span text:style-name="T4">tabBarController</text:span><text:span text:style-name="T2">]</text:span></text:p>
          </draw:text-box>
        </draw:frame>
        <draw:frame draw:style-name="gr5" draw:text-style-name="P3" draw:layer="layout" svg:width="15.975cm" svg:height="1.195cm" svg:x="12.89cm" svg:y="8.494cm">
          <draw:text-box>
            <text:p text:style-name="P3"><text:span text:style-name="T2">NavigationController[</text:span><text:span text:style-name="T5">MainViewController</text:span><text:span text:style-name="T2">]</text:span></text:p>
          </draw:text-box>
        </draw:frame>
        <draw:custom-shape draw:style-name="gr6" draw:text-style-name="P2" draw:layer="layout" svg:width="15.621cm" svg:height="11.684cm" svg:x="14.081cm" svg:y="13.319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022cm" svg:height="2.159cm" svg:x="14.87cm" svg:y="39.1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668cm" svg:height="2.159cm" svg:x="14.97cm" svg:y="32.242cm">
          <text:p text:style-name="P2">DecryptPhotoGallaryViewControll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668cm" svg:height="2.159cm" svg:x="14.843cm" svg:y="29.448cm">
          <text:p text:style-name="P2">MyListControll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0.922cm" svg:height="3.556cm" svg:x="14.843cm" svg:y="34.982cm">
          <text:p text:style-name="P2"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8.177cm" svg:height="1.195cm" svg:x="15.357cm" svg:y="35.49cm">
          <draw:text-box>
            <text:p text:style-name="P3"><text:span text:style-name="T2">NavigationController</text:span></text:p>
          </draw:text-box>
        </draw:frame>
        <draw:frame draw:style-name="gr10" draw:layer="layout" svg:width="5.6cm" svg:height="1.089cm" svg:x="16.228cm" svg:y="36.895cm">
          <draw:text-box>
            <text:p>SettingControl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8T20:15:24.887370000</meta:creation-date>
    <dc:date>2015-07-28T20:58:57.682019000</dc:date>
    <meta:editing-duration>PT12M14S</meta:editing-duration>
    <meta:editing-cycles>1</meta:editing-cycles>
    <meta:document-statistic meta:object-count="14"/>
    <meta:generator>LibreOffice/4.2.5.2$MacOSX_X86_64 LibreOffice_project/61cb170a04bb1f12e77c884eab9192be736ec5f5</meta:generator>
  </office:meta>
</office:document-meta>
</file>